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Hoja1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PageStyle_5f_Hoja2">
      <style:table-properties table:display="true" style:writing-mode="lr-tb"/>
    </style:style>
    <style:style style:name="ta5" style:family="table" style:master-page-name="PageStyle_5f_Hoja3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HistoriaClinicaC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/>
    <style:style style:name="ce8" style:family="table-cell" style:parent-style-name="Normal_5f_GalenHos">
      <style:text-properties style:use-window-font-color="true" style:text-outline="false" style:text-line-through-styl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Hoja5" table:style-name="ta6" table:print="false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number-columns-repeated="150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5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1"/>
          <table:table-cell table:style-name="ce3" office:value-type="string">
            <text:p>HOJA DE FILIACION DE PACIENTE</text:p>
          </table:table-cell>
          <table:table-cell table:number-columns-repeated="234"/>
        </table:table-row>
        <table:table-row table:style-name="ro5">
          <table:table-cell table:number-columns-repeated="69"/>
          <table:table-cell table:style-name="ce1" office:value-type="string">
            <text:p>Nro Historia</text:p>
          </table:table-cell>
          <table:table-cell table:number-columns-repeated="13"/>
          <table:table-cell table:style-name="ce1"/>
          <table:table-cell table:style-name="ce8"/>
          <table:table-cell table:number-columns-repeated="17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7"/>
          <table:table-cell table:style-name="ce4"/>
          <table:table-cell table:style-name="ce6"/>
          <table:table-cell table:number-columns-repeated="227"/>
        </table:table-row>
        <table:table-row table:style-name="ro6">
          <table:table-cell table:number-columns-repeated="3"/>
          <table:table-cell table:style-name="ce1" office:value-type="string">
            <text:p>Apellidos Y Nombres</text:p>
          </table:table-cell>
          <table:table-cell table:style-name="ce1"/>
          <table:table-cell table:number-columns-repeated="22"/>
          <table:table-cell table:style-name="ce5"/>
          <table:table-cell table:style-name="ce6"/>
          <table:table-cell table:number-columns-repeated="227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7">
          <table:table-cell table:number-columns-repeated="3"/>
          <table:table-cell table:style-name="ce1" office:value-type="string">
            <text:p>Fecha ingreso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Edad (años)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Hora ingreso</text:p>
          </table:table-cell>
          <table:table-cell table:style-name="ce1"/>
          <table:table-cell table:number-columns-repeated="57"/>
          <table:table-cell table:style-name="ce1" office:value-type="string">
            <text:p>Fecha nacimi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Consultorio</text:p>
          </table:table-cell>
          <table:table-cell table:style-name="ce1"/>
          <table:table-cell table:number-columns-repeated="57"/>
          <table:table-cell table:style-name="ce1" office:value-type="string">
            <text:p>Sexo</text:p>
          </table:table-cell>
          <table:table-cell table:style-name="ce1" table:number-columns-repeated="2"/>
          <table:table-cell table:number-columns-repeated="191"/>
        </table:table-row>
        <table:table-row table:style-name="ro7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Médico</text:p>
          </table:table-cell>
          <table:table-cell table:style-name="ce1"/>
          <table:table-cell table:number-columns-repeated="57"/>
          <table:table-cell table:style-name="ce1" office:value-type="string">
            <text:p>Ocupacion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Especialidad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"/>
          <table:table-cell>
            <draw:line table:end-cell-address="Hoja5.CR21" table:end-x="0.14cm" table:end-y="0.374cm" draw:z-index="0" draw:name="Line 1" draw:style-name="gr1" draw:text-style-name="P1" svg:x1="0.029cm" svg:y1="0.374cm" svg:x2="15.666cm" svg:y2="0.374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Datos de Procedencia:</text:p>
          </table:table-cell>
          <table:table-cell table:number-columns-repeated="58"/>
          <table:table-cell table:style-name="ce1" office:value-type="string">
            <text:p>Datos de Nacimiento: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number-columns-repeated="58"/>
          <table:table-cell table:style-name="ce1" office:value-type="string">
            <text:p>Departa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Provincia</text:p>
          </table:table-cell>
          <table:table-cell table:number-columns-repeated="58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number-columns-repeated="58"/>
          <table:table-cell table:style-name="ce1" office:value-type="string">
            <text:p>Distri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Centro Poblado</text:p>
          </table:table-cell>
          <table:table-cell table:number-columns-repeated="58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"/>
          <table:table-cell>
            <draw:line table:end-cell-address="Hoja5.CS29" table:end-x="0.056cm" table:end-y="0.427cm" draw:z-index="1" draw:name="Line 2" draw:style-name="gr1" draw:text-style-name="P1" svg:x1="0.112cm" svg:y1="0.427cm" svg:x2="15.749cm" svg:y2="0.427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Nº Cuenta</text:p>
          </table:table-cell>
          <table:table-cell table:number-columns-repeated="58"/>
          <table:table-cell table:style-name="ce1" office:value-type="string">
            <text:p>Nº Orden Pago</text:p>
          </table:table-cell>
          <table:table-cell table:number-columns-repeated="193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HistoriaClinicaCE" table:style-name="ta7" table:print-ranges="HistoriaClinicaCE.A1:HistoriaClinicaCE.DB59">
        <table:table-column table:style-name="co2" table:number-columns-repeated="106" table:default-cell-style-name="Normal_5f_GalenHos"/>
        <table:table-column table:style-name="co3" table:number-columns-repeated="150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2"/>
          <table:table-cell table:number-columns-repeated="251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1"/>
          <table:table-cell table:style-name="ce3" office:value-type="string">
            <text:p>HOJA DE FILIACION DE PACIENTE</text:p>
          </table:table-cell>
          <table:table-cell table:number-columns-repeated="234"/>
        </table:table-row>
        <table:table-row table:style-name="ro5">
          <table:table-cell table:number-columns-repeated="69"/>
          <table:table-cell table:style-name="ce1" office:value-type="string">
            <text:p>Nro Historia</text:p>
          </table:table-cell>
          <table:table-cell table:number-columns-repeated="13"/>
          <table:table-cell table:style-name="ce1"/>
          <table:table-cell table:style-name="ce8"/>
          <table:table-cell table:number-columns-repeated="171"/>
        </table:table-row>
        <table:table-row table:style-name="ro2" table:visibility="collapse">
          <table:table-cell table:number-columns-repeated="256"/>
        </table:table-row>
        <table:table-row table:style-name="ro3">
          <table:table-cell table:number-columns-repeated="27"/>
          <table:table-cell table:style-name="ce4"/>
          <table:table-cell table:style-name="ce6"/>
          <table:table-cell table:number-columns-repeated="227"/>
        </table:table-row>
        <table:table-row table:style-name="ro6">
          <table:table-cell table:number-columns-repeated="3"/>
          <table:table-cell table:style-name="ce1" office:value-type="string">
            <text:p>Apellidos Y Nombres</text:p>
          </table:table-cell>
          <table:table-cell table:style-name="ce1"/>
          <table:table-cell table:number-columns-repeated="22"/>
          <table:table-cell table:style-name="ce5"/>
          <table:table-cell table:style-name="ce6"/>
          <table:table-cell table:number-columns-repeated="227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7">
          <table:table-cell table:number-columns-repeated="3"/>
          <table:table-cell table:style-name="ce1" office:value-type="string">
            <text:p>Fecha ingreso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Edad (años)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Hora ingreso</text:p>
          </table:table-cell>
          <table:table-cell table:style-name="ce1"/>
          <table:table-cell table:number-columns-repeated="57"/>
          <table:table-cell table:style-name="ce1" office:value-type="string">
            <text:p>Fecha nacimi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Consultorio</text:p>
          </table:table-cell>
          <table:table-cell table:style-name="ce1"/>
          <table:table-cell table:number-columns-repeated="57"/>
          <table:table-cell table:style-name="ce1" office:value-type="string">
            <text:p>Sexo</text:p>
          </table:table-cell>
          <table:table-cell table:style-name="ce1" table:number-columns-repeated="2"/>
          <table:table-cell table:number-columns-repeated="191"/>
        </table:table-row>
        <table:table-row table:style-name="ro7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Médico</text:p>
          </table:table-cell>
          <table:table-cell table:style-name="ce1"/>
          <table:table-cell table:number-columns-repeated="57"/>
          <table:table-cell table:style-name="ce1" office:value-type="string">
            <text:p>Ocupacion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Especialidad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7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CE.CR22" table:end-x="0.14cm" table:end-y="0.133cm" draw:z-index="0" draw:name="Line 1" draw:style-name="gr1" draw:text-style-name="P1" svg:x1="0.029cm" svg:y1="0.133cm" svg:x2="15.666cm" svg:y2="0.133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1" office:value-type="string">
            <text:p>Datos de Procedencia:</text:p>
          </table:table-cell>
          <table:table-cell table:number-columns-repeated="58"/>
          <table:table-cell table:style-name="ce1" office:value-type="string">
            <text:p>Datos de Nacimiento: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number-columns-repeated="58"/>
          <table:table-cell table:style-name="ce1" office:value-type="string">
            <text:p>Departa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Provincia</text:p>
          </table:table-cell>
          <table:table-cell table:number-columns-repeated="58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number-columns-repeated="58"/>
          <table:table-cell table:style-name="ce1" office:value-type="string">
            <text:p>Distri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Centro Poblado</text:p>
          </table:table-cell>
          <table:table-cell table:number-columns-repeated="58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CE.CS30" table:end-x="0.056cm" table:end-y="0.186cm" draw:z-index="1" draw:name="Line 2" draw:style-name="gr1" draw:text-style-name="P1" svg:x1="0.112cm" svg:y1="0.186cm" svg:x2="15.749cm" svg:y2="0.186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1" office:value-type="string">
            <text:p>Nº Cuenta</text:p>
          </table:table-cell>
          <table:table-cell table:number-columns-repeated="58"/>
          <table:table-cell table:style-name="ce1" office:value-type="string">
            <text:p>Nº Orden Pago</text:p>
          </table:table-cell>
          <table:table-cell table:number-columns-repeated="193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Hoja5.$A$1" table:cell-range-address="$HistoriaClinicaCE.$A$1:.$DB$59" table:range-usable-as="print-range"/>
        </table:named-expressions>
      </table:table>
      <table:table table:name="Hoja1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  <table:named-expressions/>
      </table:table>
      <table:table table:name="Hoja2" table:style-name="ta4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  <table:named-expressions/>
      </table:table>
      <table:table table:name="Hoja3" table:style-name="ta5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  <table:named-expressions/>
      </table:table>
      <table:named-expressions>
        <table:named-range table:name="NroHistoriaClinica" table:base-cell-address="$Hoja5.$A$1" table:cell-range-address="$HistoriaClinicaCE.$A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1cm" fo:margin-left="2cm" fo:margin-right="1cm" style:first-page-number="continue" style:scale-to="100%" style:writing-mode="lr-tb"/>
      <style:header-style>
        <style:header-footer-properties fo:min-height="0.751cm" fo:margin-left="0cm" fo:margin-right="0.9cm" fo:margin-bottom="0.647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5:5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5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linicaCE" style:display-name="PageStyle_HistoriaClinicaCE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5:50.06</dc:date>
    <meta:generator>OpenOffice/4.0.0$Win32 OpenOffice.org_project/400m3$Build-9702</meta:generator>
    <meta:editing-duration>PT57S</meta:editing-duration>
    <meta:editing-cycles>2</meta:editing-cycles>
    <meta:document-statistic meta:table-count="5" meta:cell-count="64" meta:object-count="4"/>
  </office:meta>
</office:document-meta>
</file>

<file path=Basic/Standard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Sub Hoja1
Rem 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1"/>
  <library:element library:name="Sheet1"/>
  <library:element library:name="Sheet2"/>
  <library:element library:name="Sheet3"/>
  <library:element library:name="Sheet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